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fo:font-size="14pt" style:font-size-asian="14pt" style:font-size-complex="14pt"/>
    </style:style>
    <style:style style:name="P2" style:family="paragraph" style:parent-style-name="Standard">
      <style:text-properties fo:font-size="14pt" officeooo:paragraph-rsid="000c4a25" style:font-size-asian="14pt" style:font-size-complex="14pt"/>
    </style:style>
    <style:style style:name="P3" style:family="paragraph" style:parent-style-name="Standard">
      <style:text-properties fo:font-size="14pt" officeooo:rsid="000d2bd1" style:font-size-asian="14pt" style:font-size-complex="14pt"/>
    </style:style>
    <style:style style:name="P4" style:family="paragraph" style:parent-style-name="Standard">
      <style:text-properties fo:font-size="14pt" officeooo:rsid="000d2bd1" officeooo:paragraph-rsid="000d2bd1" style:font-size-asian="14pt" style:font-size-complex="14pt"/>
    </style:style>
    <style:style style:name="P5" style:family="paragraph" style:parent-style-name="Standard">
      <style:text-properties fo:font-size="14pt" officeooo:paragraph-rsid="000e4075" style:font-size-asian="14pt" style:font-size-complex="14pt"/>
    </style:style>
    <style:style style:name="P6" style:family="paragraph" style:parent-style-name="Standard">
      <style:text-properties fo:font-size="14pt" officeooo:paragraph-rsid="000f7138" style:font-size-asian="14pt" style:font-size-complex="14pt"/>
    </style:style>
    <style:style style:name="P7" style:family="paragraph" style:parent-style-name="Standard">
      <style:text-properties fo:font-size="14pt" officeooo:paragraph-rsid="0011456e" style:font-size-asian="14pt" style:font-size-complex="14pt"/>
    </style:style>
    <style:style style:name="P8" style:family="paragraph" style:parent-style-name="Standard">
      <style:text-properties fo:font-size="14pt" officeooo:rsid="000c4a25" style:font-size-asian="14pt" style:font-size-complex="14pt"/>
    </style:style>
    <style:style style:name="P9" style:family="paragraph" style:parent-style-name="Standard">
      <style:text-properties fo:font-size="14pt" officeooo:rsid="00121b40" officeooo:paragraph-rsid="00121b40" style:font-size-asian="14pt" style:font-size-complex="14pt"/>
    </style:style>
    <style:style style:name="T1" style:family="text">
      <style:text-properties officeooo:rsid="000c4a25"/>
    </style:style>
    <style:style style:name="T2" style:family="text">
      <style:text-properties officeooo:rsid="000d941f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font-size="14pt" officeooo:rsid="000c4a25" style:font-size-asian="14pt" style:font-size-complex="14pt"/>
    </style:style>
    <style:style style:name="T5" style:family="text">
      <style:text-properties fo:font-size="14pt" officeooo:rsid="0017b2df" style:font-size-asian="14pt" style:font-size-complex="14pt"/>
    </style:style>
    <style:style style:name="T6" style:family="text">
      <style:text-properties fo:font-size="14pt" officeooo:rsid="0011456e" style:font-size-asian="14pt" style:font-size-complex="14pt"/>
    </style:style>
    <style:style style:name="T7" style:family="text">
      <style:text-properties officeooo:rsid="000e4075"/>
    </style:style>
    <style:style style:name="T8" style:family="text">
      <style:text-properties officeooo:rsid="000f7138"/>
    </style:style>
    <style:style style:name="T9" style:family="text">
      <style:text-properties officeooo:rsid="0011456e"/>
    </style:style>
    <style:style style:name="T10" style:family="text">
      <style:text-properties officeooo:rsid="0013f8d7"/>
    </style:style>
    <style:style style:name="T11" style:family="text">
      <style:text-properties officeooo:rsid="0016a55f"/>
    </style:style>
    <style:style style:name="T12" style:family="text">
      <style:text-properties officeooo:rsid="0017b2d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A - Consignes</text:p>
      <text:p text:style-name="P1"/>
      <text:p text:style-name="Standard"><text:span text:style-name="T3"><text:tab/>-&gt; </text:span><text:span text:style-name="T5">Accès</text:span><text:span text:style-name="T3"> ssh d’</text:span><text:span text:style-name="T6">une machine LAN</text:span><text:span text:style-name="T3"> </text:span><text:span text:style-name="T5">depuis le WAN avec pour</text:span><text:span text:style-name="T3"> </text:span><text:span text:style-name="T5">utilisateur : « local » et mot de passe : « </text:span><text:span text:style-name="T3">password » </text:span><text:span text:style-name="T5">(redirection</text:span><text:span text:style-name="T4"> </text:span><text:span text:style-name="T5">vers le poste local lors d’une connexion ssh sur l’IP publique)</text:span></text:p>
      <text:p text:style-name="P1"><text:tab/>-&gt; Une clé WEP <text:span text:style-name="T10">avec obligation d’avoir une machine connectée au WIFI en permanence</text:span></text:p>
      <text:p text:style-name="P1"><text:tab/>-&gt; le nombre maximum de <text:span text:style-name="T1">2 </text:span>règles <text:span text:style-name="T1">bloquantes </text:span>sur le FireWall <text:span text:style-name="T1">sera autorisé</text:span></text:p>
      <text:p text:style-name="P1"><text:tab/>-&gt; la règle (deny any any) est interdite sur le FireWall</text:p>
      <text:p text:style-name="P1"><text:tab/>-&gt; le filtrage par adresse MAC est interdit car trop contraignant</text:p>
      <text:p text:style-name="P1"/>
      <text:p text:style-name="P6"><text:tab/>→<text:span text:style-name="T8"> Wifi  avec SSID visible</text:span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B - Consignes</text:p>
      <text:p text:style-name="P8"/>
      <text:p text:style-name="P5"><text:span text:style-name="T4"><text:tab/>-&gt; Une clé </text:span><text:span text:style-name="T7">WPA2 « azerty</text:span><text:span text:style-name="T11">12</text:span><text:span text:style-name="T7"> »</text:span></text:p>
      <text:p text:style-name="P1"><text:tab/>-&gt; Un poste "passerelle" <text:span text:style-name="T10">(sans changement de mot de passe) </text:span>avec carte wlan<text:span text:style-name="T2">0</text:span> sur wifi LAN et carte eth0 sur VLAN50</text:p>
      <text:p text:style-name="P2"><text:tab/>-&gt; le nombre maximum de <text:span text:style-name="T1">2 </text:span>règles <text:span text:style-name="T1">bloquantes </text:span>sur le FireWall <text:span text:style-name="T1">sera autorisé</text:span></text:p>
      <text:p text:style-name="P1"><text:tab/>-&gt; la règle (deny any any) est interdite sur le FireWall</text:p>
      <text:p text:style-name="P1"><text:tab/>-&gt; le filtrage par adresse MAC est interdit car trop contraignant</text:p>
      <text:p text:style-name="P1"/>
      <text:p text:style-name="P7"><text:tab/>→<text:span text:style-name="T8"> Wifi  avec SSID visible</text:span></text:p>
      <text:p text:style-name="P7"/>
      <text:p text:style-name="P7"/>
      <text:p text:style-name="P7"/>
      <text:p text:style-name="P7"/>
      <text:p text:style-name="P7"/>
      <text:p text:style-name="P7"/>
      <text:p text:style-name="P9">Sur le PC prof, changer le mot de passe en « toto » pour obliger les 2 équipes a faire du brut force</text:p>
      <text:p text:style-name="P7"/>
      <text:p text:style-name="P7"/>
      <text:p text:style-name="P7"/>
      <text:p text:style-name="P7"/>
      <text:p text:style-name="P7"/>
      <text:p text:style-name="P7"><text:tab/>-&gt; Mot de passe <text:span text:style-name="T2">OPNs</text:span>ense : "qwerty" <text:span text:style-name="T1">avec OPNsense accessible depuis le WAN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hilippe MERCIER</meta:initial-creator>
    <meta:creation-date>2018-03-20T15:08:16.176095042</meta:creation-date>
    <meta:printed-by>Philippe MERCIER</meta:printed-by>
    <meta:print-date>2018-03-20T15:10:24.035264531</meta:print-date>
    <dc:date>2022-03-23T15:33:54.360340785</dc:date>
    <meta:editing-duration>PT41M58S</meta:editing-duration>
    <meta:editing-cycles>13</meta:editing-cycles>
    <meta:generator>LibreOffice/6.4.7.2$Linux_X86_64 LibreOffice_project/40$Build-2</meta:generator>
    <meta:document-statistic meta:table-count="0" meta:image-count="0" meta:object-count="0" meta:page-count="1" meta:paragraph-count="16" meta:word-count="200" meta:character-count="1060" meta:non-whitespace-character-count="861"/>
  </office:meta>
</office:document-meta>
</file>